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.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loadSecurity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getLog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Log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.exists( String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ject.Project( ProjectDTO 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isBuildable( String u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ject.as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LastBui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ject.loa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.isLog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AllProjec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ject.getStatu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ject.isDeployable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